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839in"/>
    </style:style>
    <style:style style:name="co3" style:family="table-column">
      <style:table-column-properties fo:break-before="auto" style:column-width="0.3272in"/>
    </style:style>
    <style:style style:name="co5" style:family="table-column">
      <style:table-column-properties fo:break-before="auto" style:column-width="0.130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 table:number-columns-spanned="10" table:number-rows-spanned="1">
            <text:p>Startup check list for PhotoBoothMgr version 13.01 and higher</text:p>
          </table:table-cell>
          <table:covered-table-cell table:number-columns-repeated="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string">
            <text:p>Upon setup on the jobsite..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string">
            <text:p>Attach printer to compute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string">
            <text:p>Open “Printers &amp; Devices” in control panel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string">
            <text:p>Set printer to default printer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string">
            <text:p>Double click on onsite printing shortcu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3"/>Pic2Print will launch photoshop with instruction imag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  <table:table-cell office:value-type="string">
            <text:p>In photoshop, goto printer setup, select the proper paper size &amp; orientation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  <table:table-cell office:value-type="string">
            <text:p>Do a test print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string">
            <text:p>Close the instruction image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  <table:table-cell office:value-type="string">
            <text:p>Close any toolbars, action/history/layer windows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  <table:table-cell office:value-type="string">
            <text:p>Drag photoshop by the title bar nearly off the screen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  <table:table-cell office:value-type="string">
            <text:p>In pic2print's config panel, select the layout, printer and paper size, click okay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  <table:table-cell office:value-type="string">
            <text:p>Make sure “Files Only” is UNCHECKed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2">
            <text:p>12</text:p>
          </table:table-cell>
          <table:table-cell/>
          <table:table-cell office:value-type="string">
            <text:p>Do a test print from within Pic2Prin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>
            <text:p>For manually controlled cameras..</text:p>
          </table:table-cell>
          <table:table-cell table:style-name="ce2"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If using a photographer holding the camera and using EOSDigital or other 3<text:span text:style-name="T1">rd</text:span>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party software programs, make sure that software deposits JPGs in -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C:\Onsite for KIOSK mode operations where everything gets printed, o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C:\Onsite\Capture for operator selected prints, used when multiple frames a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s text:c="4"/>shot, but only one is printe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style-name="ce2" office:value-type="string">
            <text:p>For fully automated booths..</text:p>
          </table:table-cell>
          <table:table-cell table:style-name="ce2" table:number-columns-repeated="1020"/>
        </table:table-row>
        <table:table-row table:style-name="ro2">
          <table:table-cell/>
          <table:table-cell office:value-type="float" office:value="13">
            <text:p>13</text:p>
          </table:table-cell>
          <table:table-cell/>
          <table:table-cell office:value-type="string">
            <text:p>Attach the camera. This might fire up an autorun program to handle the camera – exit that program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4">
            <text:p>14</text:p>
          </table:table-cell>
          <table:table-cell/>
          <table:table-cell office:value-type="string">
            <text:p>Click on “Guest UI” button to open the guest window with big red button.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office:value-type="string">
            <text:p>Resize window to fit full screen. <text:s/>There is a minimize button barely visible at the bottom right.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  <table:table-cell office:value-type="string">
            <text:p>Click the big red button to trigger the camera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8/14/2016</text:date>, <text:time>18:5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20:55:28.58</meta:creation-date>
    <dc:date>2016-08-14T15:13:00.65</dc:date>
    <meta:editing-duration>PT55M</meta:editing-duration>
    <meta:editing-cycles>8</meta:editing-cycles>
    <meta:generator>OpenOffice/4.1.2$Win32 OpenOffice.org_project/412m3$Build-9782</meta:generator>
    <meta:document-statistic meta:table-count="3" meta:cell-count="42" meta:object-count="0"/>
  </office:meta>
</office:document-meta>
</file>